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2f8" officeooo:paragraph-rsid="0019a2f8"/>
    </style:style>
    <style:style style:name="P2" style:family="paragraph" style:parent-style-name="Standard">
      <style:text-properties officeooo:rsid="0019b776" officeooo:paragraph-rsid="0019b776"/>
    </style:style>
    <style:style style:name="P3" style:family="paragraph" style:parent-style-name="Standard">
      <style:text-properties officeooo:rsid="0019e0f9" officeooo:paragraph-rsid="0019e0f9"/>
    </style:style>
    <style:style style:name="P4" style:family="paragraph" style:parent-style-name="Standard">
      <style:text-properties officeooo:rsid="001b9224" officeooo:paragraph-rsid="001b9224"/>
    </style:style>
    <style:style style:name="P5" style:family="paragraph" style:parent-style-name="Standard">
      <style:text-properties officeooo:rsid="001d4125" officeooo:paragraph-rsid="001d4125"/>
    </style:style>
    <style:style style:name="P6" style:family="paragraph" style:parent-style-name="Standard">
      <style:text-properties officeooo:rsid="001e4dfa" officeooo:paragraph-rsid="001e4dfa"/>
    </style:style>
    <style:style style:name="P7" style:family="paragraph" style:parent-style-name="Standard">
      <style:text-properties officeooo:rsid="001ee402" officeooo:paragraph-rsid="001ee402"/>
    </style:style>
    <style:style style:name="P8" style:family="paragraph" style:parent-style-name="Standard">
      <style:text-properties officeooo:rsid="002001c4" officeooo:paragraph-rsid="002001c4"/>
    </style:style>
    <style:style style:name="P9" style:family="paragraph" style:parent-style-name="Standard">
      <style:text-properties officeooo:rsid="00213b6d" officeooo:paragraph-rsid="00213b6d"/>
    </style:style>
    <style:style style:name="P10" style:family="paragraph" style:parent-style-name="Standard">
      <style:text-properties officeooo:rsid="002300da" officeooo:paragraph-rsid="002300da"/>
    </style:style>
    <style:style style:name="P11" style:family="paragraph" style:parent-style-name="Standard">
      <style:text-properties officeooo:rsid="00239886" officeooo:paragraph-rsid="00239886"/>
    </style:style>
    <style:style style:name="P12" style:family="paragraph" style:parent-style-name="Standard">
      <style:text-properties officeooo:rsid="00258ebd" officeooo:paragraph-rsid="00258ebd"/>
    </style:style>
    <style:style style:name="T1" style:family="text">
      <style:text-properties officeooo:rsid="001b9224"/>
    </style:style>
    <style:style style:name="T2" style:family="text">
      <style:text-properties officeooo:rsid="00230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ven gaat over het gebruiken van externe bibliotheken.</text:p>
      <text:p text:style-name="P1">Externe Libraries.</text:p>
      <text:p text:style-name="P1"/>
      <text:p text:style-name="P1"><text:a xlink:type="simple" xlink:href="https://docs.oracle.com/en/" text:style-name="Internet_20_link" text:visited-style-name="Visited_20_Internet_20_Link">https://docs.oracle.com/en/</text:a></text:p>
      <text:p text:style-name="P1">https://docs.oracle.com/javase/8/docs/api/java/lang/ref/Reference.html</text:p>
      <text:p text:style-name="P1">Alles wat standaard in java zit</text:p>
      <text:p text:style-name="P1">Standaard packages die meegeleverd worden met java.</text:p>
      <text:p text:style-name="P1"/>
      <text:p text:style-name="P1"/>
      <text:p text:style-name="P2">Externe bibliotheken</text:p>
      <text:p text:style-name="P2"/>
      <text:p text:style-name="P2">JUnit</text:p>
      <text:p text:style-name="P2">javaFX</text:p>
      <text:p text:style-name="P2">Spring Boot</text:p>
      <text:p text:style-name="P2"/>
      <text:p text:style-name="P2">Librarie importeren in project structure</text:p>
      <text:p text:style-name="P2"/>
      <text:p text:style-name="P2">14:39</text:p>
      <text:p text:style-name="P2">Maven maakt het gebruik van libraries makkelijker.</text:p>
      <text:p text:style-name="P3">Maven Repository de bibliothenen die je kan gebruiken in Maven</text:p>
      <text:p text:style-name="P2"/>
      <text:p text:style-name="P2">Het packet wat we gaan maken noemen we een artifact</text:p>
      <text:p text:style-name="P2"/>
      <text:p text:style-name="P3">14:47</text:p>
      <text:p text:style-name="P3">Maven Repository de bibliothenen die je kan gebruiken in Maven</text:p>
      <text:p text:style-name="P3">kan je de code vinden die je in de pom.xml moet zetten om te gebruik te kunnen maken van die bewuste bibliotheek. Onder &lt;depencencies&gt;</text:p>
      <text:p text:style-name="P3"/>
      <text:p text:style-name="P3">maven laden in intellijj <text:span text:style-name="T1">met M</text:span></text:p>
      <text:p text:style-name="P4">rechts Maven Tab <text:s/>(reload all maven dependencies).</text:p>
      <text:p text:style-name="P4"/>
      <text:p text:style-name="P5">Junit testing</text:p>
      <text:p text:style-name="P5"/>
      <text:p text:style-name="P5">Unit Testing</text:p>
      <text:p text:style-name="P5">testen van de code</text:p>
      <text:p text:style-name="P5">Unit staat op onderdelen (kleinste onderdelen kan je testen)</text:p>
      <text:p text:style-name="P5"/>
      <text:p text:style-name="P6">Junit <text:s/>Jupiter (Jupiter staat voor versie 5)</text:p>
      <text:p text:style-name="P6"/>
      <text:p text:style-name="P6">@Test 15:18</text:p>
      <text:p text:style-name="P6"/>
      <text:p text:style-name="P7">15:49 </text:p>
      <text:p text:style-name="P7"/>
      <text:p text:style-name="P8">Generate <text:s/>in de code rechtermuisknop Test.</text:p>
      <text:p text:style-name="P8"/>
      <text:p text:style-name="P9">@BeforeAll <text:s/><text:span text:style-name="T2">en @BeforeEach</text:span></text:p>
      <text:p text:style-name="P9">setup() een methode die altijd uitgevoerd voor alle testen.</text:p>
      <text:p text:style-name="P11">@BeforeAll verwacht dat het statisch oftewel static is</text:p>
      <text:p text:style-name="P11">@BeforeEach niet static</text:p>
      <text:p text:style-name="P11"/>
      <text:p text:style-name="P11">er bestaat ook @Aftereach </text:p>
      <text:p text:style-name="P9"/>
      <text:p text:style-name="P10"><text:soft-page-break/>Locale variabelen kijk naar de scope</text:p>
      <text:p text:style-name="P10"/>
      <text:p text:style-name="P10">run test with coverage</text:p>
      <text:p text:style-name="P10">hoeveel van mijn programma wordt eigenlijk getest.</text:p>
      <text:p text:style-name="P10"/>
      <text:p text:style-name="P10"/>
      <text:p text:style-name="P11">Unit testing hoort er gewoon bij en is ook een soort demonstratie van wat je programma kan.</text:p>
      <text:p text:style-name="P11"/>
      <text:p text:style-name="P11">Test Driven Development</text:p>
      <text:p text:style-name="P11">Deze draait het om </text:p>
      <text:p text:style-name="P11">Eerst de test en dan ga je code schrijven die ook aan de test voldoet.</text:p>
      <text:p text:style-name="P11"/>
      <text:p text:style-name="P12">RuntimeExeption.</text:p>
      <text:p text:style-name="P12"/>
      <text:p text:style-name="P12">Eind testen of fout oplever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4:20:41.646219969</meta:creation-date>
    <dc:date>2021-10-07T22:06:36.057400028</dc:date>
    <meta:editing-duration>PT5H5M55S</meta:editing-duration>
    <meta:editing-cycles>1</meta:editing-cycles>
    <meta:document-statistic meta:table-count="0" meta:image-count="0" meta:object-count="0" meta:page-count="2" meta:paragraph-count="42" meta:word-count="234" meta:character-count="1533" meta:non-whitespace-character-count="1334"/>
    <meta:generator>LibreOffice/6.4.7.2$Linux_X86_64 LibreOffice_project/40$Build-2</meta:generator>
  </office:meta>
</office:document-meta>
</file>